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A70000327100004BD298C3DE28D517B74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8cm" svg:height="19.2cm" svg:x="0cm" svg:y="0cm">
          <draw:image xlink:href="Pictures/200000A70000327100004BD298C3DE28D517B74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cm" fo:page-height="1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20:51:51.378000000</meta:creation-date>
    <dc:date>2015-12-23T20:53:52.481000000</dc:date>
    <meta:editing-duration>PT2M1S</meta:editing-duration>
    <meta:editing-cycles>1</meta:editing-cycles>
    <meta:document-statistic meta:object-count="1"/>
    <meta:generator>LibreOffice/5.0.4.2$Windows_X86_64 LibreOffice_project/2b9802c1994aa0b7dc6079e128979269cf95bc78</meta:generator>
  </office:meta>
</office:document-meta>
</file>